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b72e" officeooo:paragraph-rsid="0003b72e"/>
    </style:style>
    <style:style style:name="P2" style:family="paragraph" style:parent-style-name="Standard">
      <style:text-properties officeooo:paragraph-rsid="0003b72e"/>
    </style:style>
    <style:style style:name="T1" style:family="text">
      <style:text-properties officeooo:rsid="0005757b"/>
    </style:style>
    <style:style style:name="T2" style:family="text">
      <style:text-properties fo:color="#7f0055" style:font-name="Monospace" fo:font-size="10pt" fo:font-weight="bold" style:font-size-asian="10pt" style:font-weight-asian="bold" fo:background-color="#e8f2fe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 fo:background-color="#e8f2f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03b72e" style:font-size-asian="10pt" fo:background-color="#e8f2fe"/>
    </style:style>
    <style:style style:name="T7" style:family="text">
      <style:text-properties fo:color="#000000" style:font-name="Monospace" fo:font-size="10pt" fo:font-weight="bold" style:font-size-asian="10pt" style:font-weight-asian="bold" fo:background-color="#e8f2fe"/>
    </style:style>
    <style:style style:name="T8" style:family="text">
      <style:text-properties fo:color="#000000" style:font-name="Monospace" fo:font-size="10pt" fo:font-weight="bold" style:font-size-asian="10pt" style:font-weight-asian="bold"/>
    </style:style>
    <style:style style:name="T9" style:family="text">
      <style:text-properties fo:color="#000000" style:font-name="Monospace" fo:font-size="10pt" fo:font-weight="bold" style:font-size-asian="10pt" style:font-weight-asian="bold" fo:background-color="#d4d4d4"/>
    </style:style>
    <style:style style:name="T10" style:family="text">
      <style:text-properties fo:color="#3c3c3c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3f7f5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Comenzamos cambiando el nombre de las clases, inicialmente es marte_*, ahora es linux_*</text:p>
      <text:p text:style-name="P1"/>
      <text:p text:style-name="P1">- <text:span text:style-name="T1">Creamos una nueva capa llamada i2c_layer, la idea de esta capa es sustituir completamente a la librería bcm_2835 empleada en Marte OS.</text:span></text:p>
      <text:p text:style-name="P1"/>
      <text:p text:style-name="P1">- <text:span text:style-name="T1">Nuestra nueva librería cuenta con las siguientes funciones:</text:span></text:p>
      <text:p text:style-name="P1"><text:tab/><text:span text:style-name="T2">int</text:span><text:span text:style-name="T4"> </text:span><text:span text:style-name="T7">getFile</text:span><text:span text:style-name="T4">();</text:span></text:p>
      <text:p text:style-name="P2"><text:span text:style-name="T6"><text:tab/></text:span><text:span text:style-name="T2">char</text:span><text:span text:style-name="T5">* </text:span><text:span text:style-name="T8">i2c_read</text:span><text:span text:style-name="T5">(</text:span><text:span text:style-name="T3">int</text:span><text:span text:style-name="T5"> file, </text:span><text:span text:style-name="T3">int</text:span><text:span text:style-name="T5"> reg, </text:span><text:span text:style-name="T3">int</text:span><text:span text:style-name="T5"> size);</text:span></text:p>
      <text:p text:style-name="P2"><text:span text:style-name="T6"><text:tab/></text:span><text:span text:style-name="T2">int</text:span><text:span text:style-name="T5"> </text:span><text:span text:style-name="T10">i2c_write</text:span><text:span text:style-name="T5">(</text:span><text:span text:style-name="T3">int</text:span><text:span text:style-name="T5"> file,</text:span><text:span text:style-name="T3">int</text:span><text:span text:style-name="T5"> reg, </text:span><text:span text:style-name="T3">int</text:span><text:span text:style-name="T5"> value);</text:span></text:p>
      <text:p text:style-name="P2"><text:span text:style-name="T6"><text:tab/></text:span><text:span text:style-name="T2">int</text:span><text:span text:style-name="T5"> </text:span><text:span text:style-name="T8">i2c_init</text:span><text:span text:style-name="T5">(</text:span><text:span text:style-name="T3">int</text:span><text:span text:style-name="T5"> portNumber); </text:span><text:span text:style-name="T11">//return</text:span></text:p>
      <text:p text:style-name="P2"><text:span text:style-name="T6"><text:tab/></text:span><text:span text:style-name="T2">int</text:span><text:span text:style-name="T5"> </text:span><text:span text:style-name="T10">i2c_close</text:span><text:span text:style-name="T5">(</text:span><text:span text:style-name="T3">void</text:span><text:span text:style-name="T5">);</text:span></text:p>
      <text:p text:style-name="P2"><text:span text:style-name="T6"><text:tab/></text:span><text:span text:style-name="T2">int</text:span><text:span text:style-name="T5"> </text:span><text:span text:style-name="T9">i2c_setSlave</text:span><text:span text:style-name="T5">(</text:span><text:span text:style-name="T3">int</text:span><text:span text:style-name="T5"> addr);</text:span></text:p>
      <text:p text:style-name="P2"><text:span text:style-name="T6"><text:tab/></text:span><text:span text:style-name="T2">int</text:span><text:span text:style-name="T5"> </text:span><text:span text:style-name="T8">concatenate</text:span><text:span text:style-name="T5">(</text:span><text:span text:style-name="T3">int</text:span><text:span text:style-name="T5"> x, </text:span><text:span text:style-name="T3">int</text:span><text:span text:style-name="T5"> y);</text:span></text:p>
      <text:p text:style-name="P1"><text:span text:style-name="T4"/></text:p>
      <text:p text:style-name="P1"/>
      <text:p text:style-name="P1">- <text:span text:style-name="T1">Sustituimos en todas las clases las llamadas a la librería bcm_2835 por nuestra nueva librerí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28:02.302388781</meta:creation-date>
    <meta:generator>LibreOffice/5.1.6.2$Linux_X86_64 LibreOffice_project/10m0$Build-2</meta:generator>
    <dc:date>2018-02-27T11:31:33.267206776</dc:date>
    <meta:editing-duration>PT3M31S</meta:editing-duration>
    <meta:editing-cycles>2</meta:editing-cycles>
    <meta:document-statistic meta:table-count="0" meta:image-count="0" meta:object-count="0" meta:page-count="1" meta:paragraph-count="11" meta:word-count="91" meta:character-count="606" meta:non-whitespace-character-count="519"/>
  </office:meta>
</office:document-meta>
</file>